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b7090" officeooo:paragraph-rsid="000b7090"/>
    </style:style>
    <style:style style:name="P2" style:family="paragraph" style:parent-style-name="Standard">
      <style:text-properties officeooo:rsid="000d5ded" officeooo:paragraph-rsid="000d5ded"/>
    </style:style>
    <style:style style:name="P3" style:family="paragraph" style:parent-style-name="Standard">
      <style:text-properties officeooo:rsid="000d5ded" officeooo:paragraph-rsid="000f681e"/>
    </style:style>
    <style:style style:name="P4" style:family="paragraph" style:parent-style-name="Standard">
      <style:text-properties officeooo:rsid="000f681e" officeooo:paragraph-rsid="000f681e"/>
    </style:style>
    <style:style style:name="P5" style:family="paragraph" style:parent-style-name="Standard">
      <style:text-properties officeooo:rsid="00100015" officeooo:paragraph-rsid="00100015"/>
    </style:style>
    <style:style style:name="P6" style:family="paragraph" style:parent-style-name="Standard">
      <style:text-properties officeooo:rsid="00109a3e" officeooo:paragraph-rsid="00109a3e"/>
    </style:style>
    <style:style style:name="P7" style:family="paragraph" style:parent-style-name="Standard">
      <style:text-properties officeooo:rsid="00100015" officeooo:paragraph-rsid="00100015"/>
    </style:style>
    <style:style style:name="P8" style:family="paragraph" style:parent-style-name="Standard">
      <style:text-properties officeooo:rsid="0011ed80" officeooo:paragraph-rsid="0011ed80"/>
    </style:style>
    <style:style style:name="P9" style:family="paragraph" style:parent-style-name="Standard" style:list-style-name="L1">
      <style:text-properties officeooo:rsid="0011ed80" officeooo:paragraph-rsid="0011ed80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ce181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</text:p>
      <text:p text:style-name="P1">a)</text:p>
      <text:p text:style-name="P1">Programa</text:p>
      <text:p text:style-name="P1"><text:tab/>• Es estático</text:p>
      <text:p text:style-name="P1"><text:tab/>• No tiene program <text:span text:style-name="T1">c</text:span><text:span text:style-name="T2">o</text:span><text:span text:style-name="T1">unter</text:span></text:p>
      <text:p text:style-name="P1"><text:tab/>• Existe desde que se edita hasta que se borra</text:p>
      <text:p text:style-name="P1">Proceso</text:p>
      <text:p text:style-name="P1"><text:tab/>• Es dinámico</text:p>
      <text:p text:style-name="P1"><text:tab/>• Tiene program counter</text:p>
      <text:p text:style-name="P1"><text:tab/>• Su ciclo de vida comprende desde que se lo ejecuta hasta que</text:p>
      <text:p text:style-name="P1"><text:tab/>termina</text:p>
      <text:p text:style-name="P1"/>
      <text:p text:style-name="P1">b)</text:p>
      <text:p text:style-name="P1">Retorno: tiempo que transcurre entre que el proceso llega al</text:p>
      <text:p text:style-name="P1">sistema hasta que completa su ejecución</text:p>
      <text:p text:style-name="P1">Espera: tiempo que el proceso se encuentra en el sistema</text:p>
      <text:p text:style-name="P1">esperando, es decir el tiempo que pasa sin ejecutarse (TR -</text:p>
      <text:p text:style-name="P1">Tcpu)</text:p>
      <text:p text:style-name="P1"/>
      <text:p text:style-name="P1">c) Tiempo promedio retorno: La suma de los tiempos de retorno de los procesos dividido la cantidad de procesos</text:p>
      <text:p text:style-name="P1">Tiempo promedio de espera: Suma de tiempo de espera de todos los procesos dividido la cantidad de procesos</text:p>
      <text:p text:style-name="P1"/>
      <text:p text:style-name="P1">Dependiendo del algoritmo empleado dicho tiempo variará</text:p>
      <text:p text:style-name="P1"/>
      <text:p text:style-name="P1">d)</text:p>
      <text:p text:style-name="P1">Es una medida que determina cuanto tiempo podría usar el procesador cada proceso</text:p>
      <text:p text:style-name="P2">e) Nonpreemptive: una vez que un proceso esta en estado de ejecución, continua hasta que termina o se bloquea por algún evento (e.j. I/O)</text:p>
      <text:p text:style-name="P2">Preemptive: el proceso en ejecución puede ser interrumpido y llevado a la cola de listos:</text:p>
      <text:p text:style-name="P2"><text:tab/>• Mayor overhead pero mejor servicio</text:p>
      <text:p text:style-name="P2"><text:tab/>• Un proceso no monopoliza el procesador</text:p>
      <text:p text:style-name="P1"/>
      <text:p text:style-name="P1">f)</text:p>
      <text:p text:style-name="P1">Long term scheduler: admite nuevos procesos a memoria (controla el grado de multirpogramación)</text:p>
      <text:p text:style-name="P1">Medium term scheduler: realiza el swapping (intercambio) entre el disco y la memoria cuando el SO lo determina (puede disminuir el grado de multiprogramación)</text:p>
      <text:p text:style-name="P1">Short term scheduler: determina que proceso pasará a ejecutarse</text:p>
      <text:p text:style-name="P1"/>
      <text:p text:style-name="P1">g)</text:p>
      <text:p text:style-name="P1">Dispatcher: hace cambio de contexto, cambio de modo de</text:p>
      <text:p text:style-name="P1">ejecución…ˮdespachaˮ el proceso elegido por el Short Term (es decir, salta</text:p>
      <text:p text:style-name="P1">a la instrucción a ejecutar)</text:p>
      <text:p text:style-name="P1"/>
      <text:p text:style-name="P1">2)</text:p>
      <text:p text:style-name="P1"/>
      <text:p text:style-name="P1">a)</text:p>
      <text:p text:style-name="P1">top: Despliega los procesos de Linux corriendo actualmente con ciertos detalles: usuario que lo está ejecutando, PID, uso de CPU, etc.</text:p>
      <text:p text:style-name="P1"/>
      <text:p text:style-name="P1">c)</text:p>
      <text:p text:style-name="P1"><text:soft-page-break/>ps: Despliega la información de procesos activos</text:p>
      <text:p text:style-name="P1"/>
      <text:p text:style-name="P1">d)</text:p>
      <text:p text:style-name="P1">pstree: Despliega los procesos del sistema en forma de diagrama de árbol</text:p>
      <text:p text:style-name="P1"/>
      <text:p text:style-name="P1">e) kill: Le envía una señal a un proceso (Señal por defecto es la de matar al proceso</text:p>
      <text:p text:style-name="P1"/>
      <text:p text:style-name="P1">f) killall: Le envía una señal a todos los procesos que estén siendo ejecutados por un programa</text:p>
      <text:p text:style-name="P1"/>
      <text:p text:style-name="P1">g) renice: Altera la prioridad de procesos en ejecución</text:p>
      <text:p text:style-name="P1"/>
      <text:p text:style-name="P6">I) Aparece 4 veces la palabra proceso en el primer programa</text:p>
      <text:p text:style-name="P6">II) Si</text:p>
      <text:p text:style-name="P1"/>
      <text:p text:style-name="P2">3)</text:p>
      <text:p text:style-name="P2"/>
      <text:p text:style-name="P2">A)</text:p>
      <text:p text:style-name="P2"/>
      <text:p text:style-name="P2">FCFS: Cuando hay que elegir un proceso para ejecutar, se selecciona el mas viejo</text:p>
      <text:p text:style-name="P2">No favorece a ningún tipo de procesos, pero en principio prodríamos decir que los CPU Bound terminan al comenzar su primer ráfaga, mientras que los I/O Bound no.</text:p>
      <text:p text:style-name="P2"/>
      <text:p text:style-name="P2">Algoritmo FIFO (cont.)</text:p>
      <text:p text:style-name="P2">#Ejemplo 1</text:p>
      <text:p text:style-name="P2">TAREA ''1'' PRIORIDAD=3 INICIO=0</text:p>
      <text:p text:style-name="P2">[CPU,9]</text:p>
      <text:p text:style-name="P2">TAREA ''2'' PRIORIDAD=2 INICIO=1</text:p>
      <text:p text:style-name="P2">[CPU,5]</text:p>
      <text:p text:style-name="P2">TAREA ''3'' PRIORIDAD=1 INICIO=2</text:p>
      <text:p text:style-name="P2">[CPU,3]</text:p>
      <text:p text:style-name="P2">TAREA ''4'' PRIORIDAD=2 INICIO=3</text:p>
      <text:p text:style-name="P2">[CPU,7]</text:p>
      <text:p text:style-name="P2"/>
      <text:p text:style-name="P2">Se ejecutaría: primero el 1, luego el 2, el 3 y el 4. Cada uno ejecutándose por completo ya que no es un algoritmo que favorezca a un proceso por sobre otro</text:p>
      <text:p text:style-name="P2"/>
      <text:p text:style-name="P2">B)</text:p>
      <text:p text:style-name="P2"/>
      <text:p text:style-name="P2">Política nonpreemptive que selecciona el proceso con la ráfaga más corto</text:p>
      <text:p text:style-name="P2">• Calculo basado en la ejecución previa</text:p>
      <text:p text:style-name="P2">• Procesos cortos se colocan delante de procesos largos</text:p>
      <text:p text:style-name="P2">• Los procesos largos pueden sufrir starvation (inanición)</text:p>
      <text:p text:style-name="P2"/>
      <text:p text:style-name="P2">#Ejemplo 1</text:p>
      <text:p text:style-name="P2">TAREA ''1'' PRIORIDAD=3 INICIO=0</text:p>
      <text:p text:style-name="P2">[CPU,9]</text:p>
      <text:p text:style-name="P2">TAREA ''2'' PRIORIDAD=2 INICIO=1</text:p>
      <text:p text:style-name="P2">[CPU,5]</text:p>
      <text:p text:style-name="P2">TAREA ''3'' PRIORIDAD=1 INICIO=2</text:p>
      <text:p text:style-name="P2">[CPU,3]</text:p>
      <text:p text:style-name="P2">TAREA ''4'' PRIORIDAD=2 INICIO=3</text:p>
      <text:p text:style-name="P2">[CPU,7]</text:p>
      <text:p text:style-name="P2"><text:soft-page-break/></text:p>
      <text:p text:style-name="P2">Siguiendo este ejemplo pero con SJF: Inicia el proceso 1, que es el primero en llegar, al terminar su ejecución se ejecuta el proceso 3, luego el 2 y por último el 4</text:p>
      <text:p text:style-name="P2"/>
      <text:p text:style-name="P2">Round Robin:</text:p>
      <text:p text:style-name="P2">Politica basada en un reloj</text:p>
      <text:p text:style-name="P2"><text:tab/>• Quantum (Q): medida que determina cuanto tiempo</text:p>
      <text:p text:style-name="P2">podría usar el procesador cada proceso:</text:p>
      <text:p text:style-name="P2"><text:tab/>• Pequeñoo: overhead de context switch</text:p>
      <text:p text:style-name="P2"><text:tab/>• Grande: ¿pensar?</text:p>
      <text:p text:style-name="P2"><text:tab/>• Cuando un proceso es expulsado de la CPU es colocado al</text:p>
      <text:p text:style-name="P2"><text:tab/>final de la Ready Queue y se selecciona otro (FIFO circular )</text:p>
      <text:p text:style-name="P2">Existe un “contador” que indica las unidades de CPU en las</text:p>
      <text:p text:style-name="P2">que el proceso se ejecuto. Cuando el mismo llega a 0 el</text:p>
      <text:p text:style-name="P2">proceso es expulsado</text:p>
      <text:p text:style-name="P2"><text:tab/>• El “contador” puede ser:</text:p>
      <text:p text:style-name="P2"><text:tab/><text:tab/>• Global</text:p>
      <text:p text:style-name="P2"><text:tab/><text:tab/>• Local → PCB</text:p>
      <text:p text:style-name="P2"><text:tab/>• Existen dos variantes con respecto al valor inicial del</text:p>
      <text:p text:style-name="P2"><text:tab/>“contador” cuando un proceso es asignado a la CPU:</text:p>
      <text:p text:style-name="P2"><text:tab/><text:tab/>• Timer Variable</text:p>
      <text:p text:style-name="P2"><text:tab/><text:tab/>• Timer Fijo</text:p>
      <text:p text:style-name="P2"/>
      <text:p text:style-name="P2"/>
      <text:p text:style-name="P2"/>
      <text:p text:style-name="P4">Algoritmo de uso de prioridades:</text:p>
      <text:p text:style-name="P4"/>
      <text:p text:style-name="P4">Cada proceso tiene un valor que representa su prioridad → menor valor, mayor prioridad</text:p>
      <text:p text:style-name="P4"><text:tab/>• Se selecciona el proceso de mayor prioridad de los que se</text:p>
      <text:p text:style-name="P4"><text:tab/>encuentran en la Ready Queue</text:p>
      <text:p text:style-name="P4"><text:tab/>• Existe una Ready Queue por cada nivel de prioridad</text:p>
      <text:p text:style-name="P4"><text:tab/>• Procesos de baja prioridad pueden sufrir starvation (inanici´on)</text:p>
      <text:p text:style-name="P4"><text:tab/>• Solución: permitir a un proceso cambiar su prioridad durante</text:p>
      <text:p text:style-name="P4"><text:tab/>su ciclo de vida → Aging o Penalty</text:p>
      <text:p text:style-name="P4"><text:tab/>• Puede ser un algoritmo preemptive o no</text:p>
      <text:p text:style-name="P4"/>
      <text:p text:style-name="P4"/>
      <text:p text:style-name="P4">c) Los más adecuados son aquellos que son apropiativos y no generan inanición</text:p>
      <text:p text:style-name="P4"/>
      <text:p text:style-name="P4"/>
      <text:p text:style-name="P4"/>
      <text:p text:style-name="P4">4)</text:p>
      <text:p text:style-name="P4"/>
      <text:p text:style-name="P4">a)</text:p>
      <text:p text:style-name="P3">RR timer variable:</text:p>
      <text:p text:style-name="P3"><text:tab/><text:tab/>El “contador” se inicializa en Q (contador := Q) cada vez que</text:p>
      <text:p text:style-name="P3"><text:tab/><text:tab/>un proceso es asignado a la CPU</text:p>
      <text:p text:style-name="P3"><text:tab/><text:tab/><text:tab/>• Es el más utilizado</text:p>
      <text:p text:style-name="P3"><text:tab/><text:tab/><text:tab/>• Utilizado por el simulador</text:p>
      <text:p text:style-name="P3"/>
      <text:p text:style-name="P3"><text:tab/>RR timer fijo:</text:p>
      <text:p text:style-name="P3"><text:tab/><text:tab/>• El “contador” se inicializa en Q cuando su valor es cero</text:p>
      <text:p text:style-name="P3"><text:soft-page-break/><text:tab/><text:tab/>• if (contador == 0) contador = Q;</text:p>
      <text:p text:style-name="P3"><text:tab/><text:tab/>• Se puede ver como un valor de Q compartido entre los</text:p>
      <text:p text:style-name="P3"><text:tab/><text:tab/>procesos</text:p>
      <text:p text:style-name="P5">C) El variable sería Global a todos los procesos</text:p>
      <text:p text:style-name="P5">En el fijo sería local al proceso en su PCB</text:p>
      <text:p text:style-name="P5"/>
      <text:p text:style-name="P8">9)</text:p>
      <text:p text:style-name="P8">A )Inanición: Se refiere a una situación en la que un proceso nunca llega acceder a los recursos que necesita para continuar su ejecución. Esto ocurre cuando uno o más procesos reciben continuamente prioridad sobre otros, impidiendo que los de baja prioridad accedan a recursos compartidos</text:p>
      <text:p text:style-name="P8"/>
      <text:p text:style-name="P8">B)</text:p>
      <text:p text:style-name="P8">Algoritmos que pueden provocar inanición:</text:p>
      <text:list xml:id="list3678164797" text:style-name="L1">
        <text:list-item>
          <text:p text:style-name="P9">SJF</text:p>
        </text:list-item>
        <text:list-item>
          <text:p text:style-name="P9">Algoritmos de uso de prioridades</text:p>
        </text:list-item>
        <text:list-item>
          <text:p text:style-name="P9">SRTF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0T18:48:33.822541128</meta:creation-date>
    <dc:date>2024-11-06T22:25:37.738863009</dc:date>
    <meta:editing-duration>PT3H16M18S</meta:editing-duration>
    <meta:editing-cycles>9</meta:editing-cycles>
    <meta:generator>LibreOffice/7.4.7.2$Linux_X86_64 LibreOffice_project/40$Build-2</meta:generator>
    <meta:document-statistic meta:table-count="0" meta:image-count="0" meta:object-count="0" meta:page-count="4" meta:paragraph-count="125" meta:word-count="920" meta:character-count="5269" meta:non-whitespace-character-count="4426"/>
  </office:meta>
</office:document-meta>
</file>